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2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8.35cm" fo:min-width="6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8.35cm" fo:min-width="14.1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5.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22.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27.5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64cm" fo:min-width="0.774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808080" fo:min-height="1.267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808080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layer="layout" svg:width="25.199cm" svg:height="6.945cm" svg:x="1.2cm" svg:y="4.455cm" presentation:class="title" presentation:user-transformed="true">
          <draw:text-box>
            <text:p>Prénom<text:line-break/>Nom<text:line-break/><text:line-break/>Dev* en formation</text:p>
          </draw:text-box>
        </draw:frame>
        <draw:frame presentation:style-name="pr2" draw:text-style-name="P1" draw:layer="layout" svg:width="17cm" svg:height="1.267cm" svg:x="0.6cm" svg:y="0.133cm" presentation:class="subtitle" presentation:user-transformed="true">
          <draw:text-box>
            <text:p>Mathias Danglades <text:s text:c="22"/></text:p>
          </draw:text-box>
        </draw:frame>
        <draw:line draw:style-name="gr1" draw:text-style-name="P2" draw:layer="layout" svg:x1="0cm" svg:y1="1.8cm" svg:x2="28cm" svg:y2="1.8cm">
          <text:p/>
        </draw:line>
        <draw:custom-shape draw:style-name="gr2" draw:text-style-name="P3" draw:layer="layout" svg:width="1cm" svg:height="0.8cm" svg:x="19.8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8cm" svg:x="21.2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8cm" svg:x="22.6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8cm" svg:x="24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8cm" svg:x="25.4cm" svg:y="0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cm" svg:height="0.962cm" svg:x="20.6cm" svg:y="0cm">
          <draw:text-box>
            <text:p>Navi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Image de fond Mont cook Nouvelle zeland </text:p>
              <text:p/>
            </draw:text-box>
          </draw:frame>
        </presentation:notes>
      </draw:page>
      <draw:page draw:name="page2" draw:style-name="dp1" draw:master-page-name="Standard">
        <draw:custom-shape draw:style-name="gr5" draw:text-style-name="P7" draw:layer="layout" svg:width="13cm" svg:height="2cm" svg:x="6cm" svg:y="1.2cm">
          <text:p text:style-name="P6">A Propo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cm" svg:height="8.6cm" svg:x="18.4cm" svg:y="5cm">
          <text:p text:style-name="P6">Photo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4.6cm" svg:height="8.6cm" svg:x="2.8cm" svg:y="5cm">
          <text:p text:style-name="P6">-<text:tab/><text:tab/><text:tab/><text:tab/><text:tab/><text:tab/>-</text:p>
          <text:p text:style-name="P8"><text:span text:style-name="T1">-</text:span><text:tab/><text:tab/><text:tab/><text:tab/><text:tab/><text:tab/>-</text:p>
          <text:p text:style-name="P8">-<text:tab/><text:tab/><text:tab/><text:tab/><text:tab/><text:tab/>-</text:p>
          <text:p text:style-name="P8">-<text:tab/><text:tab/><text:tab/><text:tab/><text:tab/><text:tab/>-</text:p>
          <text:p text:style-name="P8">-<text:tab/><text:tab/><text:tab/><text:tab/><text:tab/><text:tab/>-</text:p>
          <text:p text:style-name="P8">-<text:tab/><text:tab/><text:tab/><text:tab/><text:tab/><text:tab/>-</text:p>
          <text:p text:style-name="P6"><text:span text:style-name="T1"><text:tab/></text:span><text:span text:style-name="T1"><text:tab/></text:span><text:span text:style-name="T1"><text:tab/></text:span>-<text:tab/><text:tab/><text:tab/><text:tab/><text:tab/><text:tab/>-<text:tab/><text:tab/><text:tab/>-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cm" svg:height="0.962cm" svg:x="5cm" svg:y="5.4cm">
          <draw:text-box>
            <text:p>Qui suis-je</text:p>
          </draw:text-box>
        </draw:frame>
        <draw:frame draw:style-name="gr3" draw:text-style-name="P4" draw:layer="layout" svg:width="4.2cm" svg:height="0.962cm" svg:x="11.8cm" svg:y="5.6cm">
          <draw:text-box>
            <text:p>Expériences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8" draw:text-style-name="P7" draw:layer="layout" svg:width="26cm" svg:height="2.4cm" svg:x="1.4cm" svg:y="0.4cm">
          <text:p text:style-name="P6">CV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cm" svg:height="6cm" svg:x="2.8cm" svg:y="6.8cm">
          <text:p text:style-name="P6">expérience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cm" svg:height="6cm" svg:x="11.4cm" svg:y="6.8cm">
          <text:p text:style-name="P6">expérience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cm" svg:height="6cm" svg:x="20cm" svg:y="6.8cm">
          <text:p text:style-name="P6">expérience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1.4cm" svg:x="4cm" svg:y="4.8cm">
          <text:p text:style-name="P6">im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1.4cm" svg:x="12.8cm" svg:y="4.8cm">
          <text:p text:style-name="P6">im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6cm" svg:height="1.4cm" svg:x="21.6cm" svg:y="4.8cm">
          <text:p text:style-name="P6">im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10" draw:layer="layout" svg:width="23.4cm" svg:height="2.6cm" svg:x="2.8cm" svg:y="1cm">
          <text:p text:style-name="P9">Compétences et certification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20.8cm" svg:y="9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15.3cm" svg:y="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9.4cm" svg:y="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3.4cm" svg:y="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20.8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3.4cm" svg:y="1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3.4cm" svg:y="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9.4cm" svg:y="13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9.4cm" svg:y="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15.3cm" svg:y="13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cm" svg:x="20.8cm" svg:y="13.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3" draw:text-style-name="P7" draw:layer="layout" svg:width="28cm" svg:height="1.15cm" svg:x="0cm" svg:y="14.6cm">
          <text:p text:style-name="P6">©2020 par Mathias Danglades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6cm" svg:height="0.962cm" svg:x="9cm" svg:y="2cm">
          <draw:text-box>
            <text:p>Contactez-moi</text:p>
          </draw:text-box>
        </draw:frame>
        <draw:frame draw:style-name="gr3" draw:text-style-name="P4" draw:layer="layout" svg:width="8.8cm" svg:height="0.962cm" svg:x="8.4cm" svg:y="4.4cm">
          <draw:text-box>
            <text:p>Numéro de portable</text:p>
          </draw:text-box>
        </draw:frame>
        <draw:frame draw:style-name="gr3" draw:text-style-name="P4" draw:layer="layout" svg:width="8.8cm" svg:height="0.962cm" svg:x="8.6cm" svg:y="6.6cm">
          <draw:text-box>
            <text:p>Email</text:p>
          </draw:text-box>
        </draw:frame>
        <draw:custom-shape draw:style-name="gr14" draw:text-style-name="P3" draw:layer="layout" svg:width="1.8cm" svg:height="2cm" svg:x="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cm" svg:height="2cm" svg:x="1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cm" svg:height="2cm" svg:x="9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6:34:10.607658583</meta:creation-date>
    <dc:date>2020-07-17T15:51:05.456462257</dc:date>
    <meta:editing-duration>PT45M14S</meta:editing-duration>
    <meta:editing-cycles>6</meta:editing-cycles>
    <meta:generator>LibreOffice/6.4.4.2$Linux_X86_64 LibreOffice_project/40$Build-2</meta:generator>
    <meta:document-statistic meta:object-count="72"/>
  </office:meta>
</office:document-meta>
</file>